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Digital" svg:font-family="KacstDigital" style:font-pitch="variable"/>
    <style:font-face style:name="Kalimati" svg:font-family="Kalimati" style:font-pitch="variable"/>
    <style:font-face style:name="Lohit Gujarati" svg:font-family="'Lohit Gujarati'" style:font-pitch="variable"/>
    <style:font-face style:name="Ubuntu" svg:font-family="Ubuntu" style:font-pitch="variable"/>
    <style:font-face style:name="Waree" svg:font-family="Waree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fo:font-size="60pt" fo:font-style="normal" style:text-underline-style="none" fo:font-weight="normal" officeooo:rsid="000c4c84" officeooo:paragraph-rsid="000c4c84" style:font-size-asian="60pt" style:font-style-asian="normal" style:font-weight-asian="normal" style:font-size-complex="60pt" style:font-style-complex="normal" style:font-weight-complex="normal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>
      <style:text-properties style:font-name="Liberation Serif" fo:font-size="14pt" fo:font-weight="normal" officeooo:rsid="000c4c84" officeooo:paragraph-rsid="000c4c84" style:font-size-asian="14pt" style:font-weight-asian="normal" style:font-size-complex="14pt" style:font-weight-complex="normal"/>
    </style:style>
    <style:style style:name="P6" style:family="paragraph" style:parent-style-name="Footer">
      <style:text-properties officeooo:rsid="000c4c84" officeooo:paragraph-rsid="000c4c84"/>
    </style:style>
    <style:style style:name="T1" style:family="text">
      <style:text-properties style:font-name="Kalimati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Metodología De La Investigació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Integrantes:</text:p>
      <text:p text:style-name="P5"><text:tab/>Panasiti Juan Marcelo<text:line-break/><text:tab/>Fracapani Fabricio<text:line-break/><text:tab/>Aravena Julio<text:line-break/><text:tab/>Martínez Matías</text:p>
      <text:p text:style-name="P4"/>
      <text:p text:style-name="Standard"/>
      <text:p text:style-name="Standard">Contenido:</text:p>
      <text:p text:style-name="Standard"/>
      <text:p text:style-name="Standard">Descripción.</text:p>
      <text:p text:style-name="P3"><text:tab/>Nuestro servicio es una plataforma web de publicidad de precios que, desde una app móvil, te brinda información sobre los precios de productos cercanos a una ubicación para que puedas elegir y comparar en tiempo real, donde y como comprar mejor. Con la opción de agregar productos a una lista, que puede ser compartida o no, durante un tiempo determinado.</text:p>
      <text:p text:style-name="P3"/>
      <text:p text:style-name="P3"><text:tab/>En la plataforma si puede encontrar todo el surtido ofrecido por los comercios en el rubro de alimentos, bebidas, limpieza, higiene y producto para mascotas.</text:p>
      <text:p text:style-name="P3"><text:tab/></text:p>
      <text:p text:style-name="P3"><text:tab/>Los comercios de venta minorista y mayorista incluidos en el programa deben informar el precio de los productos a través de una pagina web, a la que se puede acceder desde una computadora o celular.</text:p>
      <text:p text:style-name="P2"/>
      <text:p text:style-name="P2">Objetivo.</text:p>
      <text:p text:style-name="P2">Planificación.</text:p>
      <text:p text:style-name="P2">Vínculo a github o equivalente de donde bajar el archivo.</text:p>
      <text:p text:style-name="P2">Capturas de pantalla que muestren el software utilizado.</text:p>
      <text:p text:style-name="P2">En formato .jpg o .p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Digital" svg:font-family="KacstDigital" style:font-pitch="variable"/>
    <style:font-face style:name="Kalimati" svg:font-family="Kalimati" style:font-pitch="variable"/>
    <style:font-face style:name="Lohit Gujarati" svg:font-family="'Lohit Gujarati'" style:font-pitch="variable"/>
    <style:font-face style:name="Ubuntu" svg:font-family="Ubuntu" style:font-pitch="variable"/>
    <style:font-face style:name="Waree" svg:font-family="Waree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c4c84" officeooo:paragraph-rsid="000c4c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09:17:55.811335892</meta:creation-date>
    <dc:date>2019-04-22T09:37:31.837366625</dc:date>
    <meta:editing-duration>PT19M36S</meta:editing-duration>
    <meta:editing-cycles>1</meta:editing-cycles>
    <meta:document-statistic meta:table-count="0" meta:image-count="0" meta:object-count="0" meta:page-count="2" meta:paragraph-count="14" meta:word-count="162" meta:character-count="1021" meta:non-whitespace-character-count="864"/>
    <meta:generator>LibreOffice/6.0.7.3$Linux_X86_64 LibreOffice_project/00m0$Build-3</meta:generator>
  </office:meta>
</office:document-meta>
</file>